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475BE83F47.png" manifest:media-type="image/png"/>
  <manifest:file-entry manifest:full-path="Pictures/100002010000012C000000D42035223D.png" manifest:media-type="image/png"/>
  <manifest:file-entry manifest:full-path="Pictures/100002010000011E000000B0F8D59BB9.png" manifest:media-type="image/png"/>
  <manifest:file-entry manifest:full-path="Pictures/10000201000001000000010003843CE2.png" manifest:media-type="image/png"/>
  <manifest:file-entry manifest:full-path="Pictures/10000201000000CB000000F81080BD7C.png" manifest:media-type="image/png"/>
  <manifest:file-entry manifest:full-path="Pictures/10000201000001000000010073B12C66.png" manifest:media-type="image/png"/>
  <manifest:file-entry manifest:full-path="Pictures/100002010000025800000217FA4CF297.png" manifest:media-type="image/png"/>
  <manifest:file-entry manifest:full-path="Pictures/10000201000000E1000000E1421BC0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3cm" fo:min-width="0.755cm"/>
    </style:style>
    <style:style style:name="gr3" style:family="graphic" style:parent-style-name="standard">
      <style:graphic-properties draw:fill="none" draw:fill-color="#83caff" draw:textarea-horizontal-align="justify" draw:textarea-vertical-align="middle" draw:auto-grow-height="false" fo:min-height="1.687cm" fo:min-width="6.408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2.171cm" fo:min-width="11.6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83caff" draw:textarea-horizontal-align="justify" draw:textarea-vertical-align="middle" draw:auto-grow-height="false" fo:min-height="0.827cm" fo:min-width="2.6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8" style:family="graphic" style:parent-style-name="standard">
      <style:graphic-properties draw:fill-color="#83caff"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1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0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715cm"/>
    </style:style>
    <style:style style:name="gr15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17.097cm" fo:min-width="23.602cm"/>
    </style:style>
    <style:style style:name="gr16" style:family="graphic" style:parent-style-name="standard">
      <style:graphic-properties draw:fill-color="#83caff" draw:textarea-horizontal-align="justify" draw:textarea-vertical-align="middle" draw:auto-grow-height="false" fo:min-height="0.776cm" fo:min-width="2.3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9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3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4.27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5cm" fo:min-width="10.03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7cm" fo:min-width="6.64cm"/>
    </style:style>
    <style:style style:name="gr24" style:family="graphic" style:parent-style-name="standard">
      <style:graphic-properties draw:fill-color="#83caff" draw:textarea-horizontal-align="justify" draw:textarea-vertical-align="middle" draw:auto-grow-height="false" fo:min-height="0.527cm" fo:min-width="11.717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5.508cm" fo:min-width="12.4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1cm" fo:min-width="5.94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68cm"/>
    </style:style>
    <style:style style:name="gr30" style:family="graphic" style:parent-style-name="standard">
      <style:graphic-properties draw:fill-color="#83caff" draw:textarea-horizontal-align="justify" draw:textarea-vertical-align="middle" draw:auto-grow-height="false" fo:min-height="0.824cm" fo:min-width="2.376cm"/>
    </style:style>
    <style:style style:name="gr31" style:family="graphic" style:parent-style-name="standard">
      <style:graphic-properties draw:fill="none" draw:fill-color="#83caff" draw:textarea-horizontal-align="justify" draw:textarea-vertical-align="middle" draw:auto-grow-height="false" fo:min-height="2.957cm" fo:min-width="3.46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5" style:family="graphic" style:parent-style-name="standard">
      <style:graphic-properties draw:fill-color="#83caff" draw:textarea-horizontal-align="justify" draw:textarea-vertical-align="middle" draw:auto-grow-height="false" fo:min-height="1.487cm" fo:min-width="11.717cm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83caff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3pt"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loext:graphic-properties draw:fill="none" draw:fill-color="#ffffff"/>
      <style:paragraph-properties fo:text-align="center"/>
      <style:text-properties fo:font-size="12pt" fo:font-style="normal"/>
    </style:style>
    <style:style style:name="P10" style:family="paragraph">
      <loext:graphic-properties draw:fill="none" draw:fill-color="#ffffff"/>
      <style:paragraph-properties fo:text-align="center"/>
      <style:text-properties fo:font-size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83ca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font-weight="bold"/>
    </style:style>
    <style:style style:name="P1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83ca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style:text-underline-style="solid" style:text-underline-width="auto" style:text-underline-color="font-color"/>
    </style:style>
    <style:style style:name="T3" style:family="text">
      <style:text-properties fo:font-size="12pt"/>
    </style:style>
    <style:style style:name="T4" style:family="text">
      <style:text-properties fo:font-size="12pt" fo:font-style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7" draw:id="id7" draw:layer="layout" svg:width="2.52cm" svg:height="2.52cm" svg:x="14.959cm" svg:y="4.081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xml:id="id4" draw:id="id4" draw:layer="layout" svg:width="2.657cm" svg:height="2.657cm" svg:x="9.221cm" svg:y="4.012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xml:id="id3" draw:id="id3" draw:layer="layout" svg:width="2.657cm" svg:height="2.657cm" svg:x="3.66cm" svg:y="3.984cm">
          <draw:image xlink:href="Pictures/10000201000000E1000000E1421BC006.png" xlink:type="simple" xlink:show="embed" xlink:actuate="onLoad">
            <text:p/>
          </draw:image>
        </draw:frame>
        <draw:custom-shape draw:style-name="gr2" draw:text-style-name="P2" draw:layer="layout" svg:width="2.063cm" svg:height="1.963cm" svg:x="5.236cm" svg:y="13.229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3" draw:text-style-name="P3" xml:id="id2" draw:id="id2" draw:layer="layout" svg:width="6.908cm" svg:height="1.937cm" svg:x="5.77cm" svg:y="8.1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2.192cm" svg:height="2.421cm" svg:x="11.178cm" svg:y="12.506cm">
          <text:p text:style-name="P2"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38cm" svg:y1="10.936cm" svg:x2="20.38cm" svg:y2="12.228cm">
          <text:p/>
        </draw:line>
        <draw:custom-shape draw:style-name="gr6" draw:text-style-name="P4" draw:layer="layout" svg:width="3.149cm" svg:height="1.077cm" svg:x="9.22cm" svg:y="8.456cm">
          <text:p text:style-name="P2">Marathon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3.144cm" svg:height="0.962cm" svg:x="3.225cm" svg:y="2.404cm">
          <draw:text-box>
            <text:p><text:span text:style-name="T1">HA Proxy</text:span></text:p>
          </draw:text-box>
        </draw:frame>
        <draw:custom-shape draw:style-name="gr8" draw:text-style-name="P4" draw:layer="layout" svg:width="1.016cm" svg:height="1.016cm" svg:x="4.782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5.798cm" svg:y="12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6.814cm" svg:y="13.4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5.13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16cm" svg:height="1.016cm" svg:x="6.406cm" svg:y="1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3.529cm" svg:height="0.962cm" svg:x="4.455cm" svg:y="15.824cm">
          <draw:text-box>
            <text:p>Zookeeper</text:p>
          </draw:text-box>
        </draw:frame>
        <draw:connector draw:style-name="gr10" draw:text-style-name="P1" draw:layer="layout" draw:type="line" svg:x1="8.127cm" svg:y1="14.59cm" svg:x2="10.662cm" svg:y2="14.622cm" svg:d="M8127 14590l2535 32" svg:viewBox="0 0 2536 33">
          <text:p/>
        </draw:connector>
        <draw:connector draw:style-name="gr10" draw:text-style-name="P1" draw:layer="layout" draw:type="line" svg:x1="14.894cm" svg:y1="19.232cm" svg:x2="14.889cm" svg:y2="17.986cm" svg:d="M14894 19232l-5-1246" svg:viewBox="0 0 6 1247">
          <text:p/>
        </draw:connector>
        <draw:frame draw:style-name="gr11" draw:text-style-name="P5" draw:layer="layout" svg:width="3.741cm" svg:height="0.962cm" svg:x="8.43cm" svg:y="1.501cm">
          <draw:text-box>
            <text:p><text:span text:style-name="T1">DSRA DNS</text:span></text:p>
          </draw:text-box>
        </draw:frame>
        <draw:frame draw:style-name="gr12" draw:text-style-name="P5" draw:layer="layout" svg:width="4.312cm" svg:height="0.962cm" svg:x="13.83cm" svg:y="1.986cm">
          <draw:text-box>
            <text:p><text:span text:style-name="T1">MESOS DNS</text:span></text:p>
          </draw:text-box>
        </draw:frame>
        <draw:frame draw:style-name="gr13" draw:text-style-name="P7" draw:layer="layout" svg:width="3.575cm" svg:height="0.763cm" svg:x="18.632cm" svg:y="6.922cm">
          <draw:text-box>
            <text:p><text:span text:style-name="T2">Docker Images</text:span></text:p>
          </draw:text-box>
        </draw:frame>
        <draw:frame draw:style-name="gr14" draw:text-style-name="P8" draw:layer="layout" svg:width="4.215cm" svg:height="0.729cm" svg:x="18.299cm" svg:y="7.485cm">
          <draw:text-box>
            <text:p><text:span text:style-name="T3">hub.dsra.local:5000</text:span></text:p>
          </draw:text-box>
        </draw:frame>
        <draw:custom-shape draw:style-name="gr15" draw:text-style-name="P1" draw:layer="layout" svg:width="24.102cm" svg:height="17.347cm" draw:transform="skewX (-0.00488692190558412) translate (2.334cm 1.2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2.876cm" svg:height="1.026cm" svg:x="6.094cm" svg:y="8.495cm">
          <text:p text:style-name="P2">Mesos UI</text:p>
          <draw:enhanced-geometry svg:viewBox="0 0 21600 21600" draw:type="rectangle" draw:enhanced-path="M 0 0 L 21600 0 21600 21600 0 21600 0 0 Z N"/>
        </draw:custom-shape>
        <draw:frame draw:style-name="gr17" draw:text-style-name="P8" draw:layer="layout" svg:width="2.415cm" svg:height="0.729cm" svg:x="9.569cm" svg:y="9.433cm">
          <draw:text-box>
            <text:p><text:span text:style-name="T3">marathon/</text:span></text:p>
          </draw:text-box>
        </draw:frame>
        <draw:frame draw:style-name="gr18" draw:text-style-name="P8" draw:layer="layout" svg:width="1.869cm" svg:height="0.729cm" svg:x="6.681cm" svg:y="9.421cm">
          <draw:text-box>
            <text:p><text:span text:style-name="T3">mesos/</text:span></text:p>
          </draw:text-box>
        </draw:frame>
        <draw:frame draw:style-name="gr19" draw:text-style-name="P9" draw:layer="layout" svg:width="4.773cm" svg:height="1.207cm" svg:x="13.73cm" svg:y="2.763cm">
          <draw:text-box>
            <text:p text:style-name="P2"><text:span text:style-name="T4">10.105.255.249</text:span></text:p>
            <text:p text:style-name="P2"><text:span text:style-name="T4">search domain: mesos</text:span></text:p>
          </draw:text-box>
        </draw:frame>
        <draw:frame draw:style-name="gr20" draw:text-style-name="P10" draw:layer="layout" svg:width="6.01cm" svg:height="1.685cm" svg:x="7.63cm" svg:y="2.263cm">
          <draw:text-box>
            <text:p text:style-name="P2"><text:span text:style-name="T3">10.105.255.250</text:span></text:p>
            <text:p text:style-name="P2"><text:span text:style-name="T3">search domains: </text:span></text:p>
            <text:p text:style-name="P2"><text:span text:style-name="T3">dsra.local, marathon.mesos</text:span></text:p>
          </draw:text-box>
        </draw:frame>
        <draw:frame draw:style-name="gr21" draw:text-style-name="P11" draw:layer="layout" svg:width="10.535cm" svg:height="1.685cm" svg:x="12.37cm" svg:y="13.242cm">
          <draw:text-box>
            <text:p><text:span text:style-name="T5"><text:s text:c="2"/></text:span><text:span text:style-name="T5">master servers: 10.105.0.1, 10.105.0.3, 10.105.0.5, </text:span><text:span text:style-name="T5"><text:line-break/></text:span><text:span text:style-name="T5"> <text:s text:c="27"/>10.105.0.7, 10.105.0.9</text:span></text:p>
            <text:p><text:span text:style-name="T5">spark dispatcher: 10.105.0.11:7077</text:span></text:p>
          </draw:text-box>
        </draw:frame>
        <draw:frame draw:style-name="gr22" draw:text-style-name="P8" draw:layer="layout" svg:width="3.465cm" svg:height="0.729cm" svg:x="3.104cm" svg:y="3.166cm">
          <draw:text-box>
            <text:p><text:span text:style-name="T3">10.105.255.249</text:span></text:p>
          </draw:text-box>
        </draw:frame>
        <draw:frame draw:style-name="gr23" draw:text-style-name="P10" draw:layer="layout" svg:width="7.14cm" svg:height="1.207cm" svg:x="2.724cm" svg:y="16.61cm">
          <draw:text-box>
            <text:p text:style-name="P2"><text:span text:style-name="T3">10.105.0.1, 10.105.0.3, 10.105.0.5 </text:span></text:p>
            <text:p text:style-name="P2"><text:span text:style-name="T3">10.105.0.7, 10.105.0.9</text:span></text:p>
          </draw:text-box>
        </draw:frame>
        <draw:custom-shape draw:style-name="gr24" draw:text-style-name="P13" draw:layer="layout" svg:width="12.217cm" svg:height="0.777cm" svg:x="11.178cm" svg:y="16.943cm">
          <text:p text:style-name="P12"><text:span text:style-name="T6">HDFS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xml:id="id6" draw:id="id6" draw:layer="layout" svg:width="12.979cm" svg:height="5.758cm" svg:x="10.805cm" svg:y="12.228cm">
          <text:p/>
          <draw:enhanced-geometry svg:viewBox="0 0 21600 21600" draw:type="rectangle" draw:enhanced-path="M 0 0 L 21600 0 21600 21600 0 21600 0 0 Z N"/>
        </draw:custom-shape>
        <draw:frame draw:style-name="gr26" draw:text-style-name="P14" draw:layer="layout" svg:width="5.73cm" svg:height="0.962cm" svg:x="11.016cm" svg:y="0.251cm">
          <draw:text-box>
            <text:p><text:span text:style-name="T7">DSRA NETWORK</text:span></text:p>
          </draw:text-box>
        </draw:frame>
        <draw:frame draw:style-name="gr27" draw:text-style-name="P5" draw:layer="layout" svg:width="4.644cm" svg:height="0.962cm" svg:x="20.431cm" svg:y="2.386cm">
          <draw:text-box>
            <text:p><text:span text:style-name="T1">FILE SERVER</text:span></text:p>
          </draw:text-box>
        </draw:frame>
        <draw:frame draw:style-name="gr28" draw:text-style-name="P9" draw:layer="layout" svg:width="6.446cm" svg:height="0.851cm" svg:x="19.531cm" svg:y="3.263cm">
          <draw:text-box>
            <text:p text:style-name="P2"><text:span text:style-name="T4">10.105.255.249:8088/dsra/repo</text:span></text:p>
          </draw:text-box>
        </draw:frame>
        <draw:connector draw:style-name="gr5" draw:text-style-name="P1" draw:layer="layout" draw:type="line" svg:x1="22.851cm" svg:y1="6.771cm" svg:x2="22.833cm" svg:y2="12.173cm" draw:start-shape="id1" draw:start-glue-point="2" svg:d="M22851 6771l-18 5402" svg:viewBox="0 0 19 5403">
          <text:p/>
        </draw:connector>
        <draw:frame draw:style-name="gr29" draw:text-style-name="P16" draw:layer="layout" svg:width="6.386cm" svg:height="0.962cm" svg:x="14.108cm" svg:y="12.5cm">
          <draw:text-box>
            <text:p text:style-name="P15"><text:span text:style-name="T8">Mesos Masters (5 nodes)</text:span></text:p>
          </draw:text-box>
        </draw:frame>
        <draw:custom-shape draw:style-name="gr30" draw:text-style-name="P4" draw:layer="layout" svg:width="2.876cm" svg:height="1.074cm" svg:x="14.808cm" svg:y="8.129cm">
          <text:p text:style-name="P2">Chron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xml:id="id1" draw:id="id1" draw:layer="layout" svg:width="2.657cm" svg:height="2.657cm" svg:x="21.523cm" svg:y="4.114cm">
          <draw:image xlink:href="Pictures/10000201000000E1000000E1421BC006.png" xlink:type="simple" xlink:show="embed" xlink:actuate="onLoad">
            <text:p/>
          </draw:image>
        </draw:frame>
        <draw:frame draw:style-name="gr1" draw:text-style-name="P1" draw:layer="layout" svg:width="3.785cm" svg:height="3.375cm" svg:x="18.444cm" svg:y="7.714cm">
          <draw:image xlink:href="Pictures/100002010000025800000217FA4CF297.png" xlink:type="simple" xlink:show="embed" xlink:actuate="onLoad">
            <text:p/>
          </draw:image>
        </draw:frame>
        <draw:frame draw:style-name="gr1" draw:text-style-name="P1" draw:layer="layout" svg:width="2.024cm" svg:height="2.024cm" svg:x="1.405cm" svg:y="17.639cm">
          <draw:image xlink:href="Pictures/10000201000001000000010073B12C66.png" xlink:type="simple" xlink:show="embed" xlink:actuate="onLoad">
            <text:p/>
          </draw:image>
        </draw:frame>
        <draw:connector draw:style-name="gr10" draw:text-style-name="P1" draw:layer="layout" svg:x1="9.224cm" svg:y1="10.127cm" svg:x2="12.535cm" svg:y2="12.107cm" draw:start-shape="id2" draw:start-glue-point="2" svg:d="M9224 10127v1240h3311v740" svg:viewBox="0 0 3312 1981">
          <text:p/>
        </draw:connector>
        <draw:custom-shape draw:style-name="gr31" draw:text-style-name="P3" xml:id="id5" draw:id="id5" draw:layer="layout" svg:width="3.966cm" svg:height="3.207cm" svg:x="14.212cm" svg:y="7.927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3.841cm" svg:height="1.207cm" svg:x="14.337cm" svg:y="10.501cm">
          <draw:text-box>
            <text:p><text:span text:style-name="T3">.marathon.mesos</text:span></text:p>
          </draw:text-box>
        </draw:frame>
        <draw:line draw:style-name="gr5" draw:text-style-name="P1" draw:layer="layout" svg:x1="12.678cm" svg:y1="8.99cm" svg:x2="14.212cm" svg:y2="9.012cm">
          <text:p/>
        </draw:line>
        <draw:connector draw:style-name="gr10" draw:text-style-name="P1" draw:layer="layout" svg:x1="4.988cm" svg:y1="6.641cm" svg:x2="5.77cm" svg:y2="9.158cm" draw:start-shape="id3" draw:start-glue-point="2" draw:end-shape="id2" draw:end-glue-point="3" svg:d="M4988 6641v2517h782" svg:viewBox="0 0 783 2518">
          <text:p/>
        </draw:connector>
        <draw:connector draw:style-name="gr5" draw:text-style-name="P1" draw:layer="layout" draw:type="line" svg:x1="9.221cm" svg:y1="5.34cm" svg:x2="6.317cm" svg:y2="5.312cm" draw:start-shape="id4" draw:start-glue-point="3" draw:end-shape="id3" svg:d="M9221 5340l-2904-28" svg:viewBox="0 0 2905 29">
          <text:p/>
        </draw:connector>
        <draw:custom-shape draw:style-name="gr30" draw:text-style-name="P4" draw:layer="layout" svg:width="2.876cm" svg:height="1.074cm" svg:x="14.808cm" svg:y="9.429cm">
          <text:p text:style-name="P2">Hu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svg:x1="16.195cm" svg:y1="11.134cm" svg:x2="17.294cm" svg:y2="12.228cm" draw:start-shape="id5" draw:start-glue-point="2" draw:end-shape="id6" svg:d="M16195 11134v547h1099v547" svg:viewBox="0 0 1100 1095">
          <text:p/>
        </draw:connector>
        <draw:frame draw:style-name="gr1" draw:text-style-name="P1" draw:layer="layout" svg:width="1.352cm" svg:height="1.652cm" svg:x="11.536cm" svg:y="18.86cm">
          <draw:image xlink:href="Pictures/10000201000000CB000000F81080BD7C.png" xlink:type="simple" xlink:show="embed" xlink:actuate="onLoad">
            <text:p/>
          </draw:image>
        </draw:frame>
        <draw:frame draw:style-name="gr33" draw:text-style-name="P6" draw:layer="layout" svg:width="4.02cm" svg:height="0.962cm" svg:x="12.832cm" svg:y="19.313cm">
          <draw:text-box>
            <text:p>DSRA Client</text:p>
          </draw:text-box>
        </draw:frame>
        <draw:frame draw:style-name="gr34" draw:text-style-name="P6" draw:layer="layout" svg:width="3.969cm" svg:height="1.673cm" svg:x="17.477cm" svg:y="18.682cm">
          <draw:text-box>
            <text:p>Mesos</text:p>
            <text:p>APIs</text:p>
          </draw:text-box>
        </draw:frame>
        <draw:frame draw:style-name="gr1" draw:text-style-name="P1" draw:layer="layout" svg:width="1.716cm" svg:height="1.716cm" svg:x="19.862cm" svg:y="18.728cm">
          <draw:image xlink:href="Pictures/10000201000001000000010003843CE2.png" xlink:type="simple" xlink:show="embed" xlink:actuate="onLoad">
            <text:p/>
          </draw:image>
        </draw:frame>
        <draw:frame draw:style-name="gr1" draw:text-style-name="P1" draw:layer="layout" svg:width="2.542cm" svg:height="1.564cm" svg:x="21.151cm" svg:y="18.828cm">
          <draw:image xlink:href="Pictures/100002010000011E000000B0F8D59BB9.png" xlink:type="simple" xlink:show="embed" xlink:actuate="onLoad">
            <text:p/>
          </draw:image>
        </draw:frame>
        <draw:connector draw:style-name="gr5" draw:text-style-name="P1" draw:layer="layout" draw:type="line" svg:x1="11.796cm" svg:y1="5.317cm" svg:x2="14.7cm" svg:y2="5.345cm" svg:d="M11796 5317l2904 28" svg:viewBox="0 0 2905 29">
          <text:p/>
        </draw:connector>
        <draw:custom-shape draw:style-name="gr35" draw:text-style-name="P18" draw:layer="layout" svg:width="12.217cm" svg:height="1.737cm" svg:x="11.178cm" svg:y="15.027cm">
          <text:p text:style-name="P17"><text:span text:style-name="T6">Mesos</text:span></text:p>
          <text:p text:style-name="P17"><text:span text:style-name="T6">Slave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6.219cm" svg:y1="6.601cm" svg:x2="9.224cm" svg:y2="8.19cm" draw:start-shape="id7" draw:start-glue-point="2" draw:end-shape="id2" svg:d="M16219 6601v794h-6995v795" svg:viewBox="0 0 6996 1590">
          <text:p/>
        </draw:connector>
        <draw:frame draw:style-name="gr36" draw:text-style-name="P2" draw:layer="layout" svg:width="5.486cm" svg:height="1.298cm" svg:x="17.636cm" svg:y="15.199cm">
          <draw:image xlink:href="Pictures/100002010000012C000000475BE83F47.png" xlink:type="simple" xlink:show="embed" xlink:actuate="onLoad">
            <text:p/>
          </draw:image>
        </draw:frame>
        <draw:frame draw:style-name="gr36" draw:text-style-name="P2" draw:layer="layout" svg:width="1.874cm" svg:height="1.324cm" svg:x="15.316cm" svg:y="15.165cm">
          <draw:image xlink:href="Pictures/100002010000012C000000D42035223D.png" xlink:type="simple" xlink:show="embed" xlink:actuate="onLoad">
            <text:p/>
          </draw:image>
        </draw:frame>
        <presentation:notes draw:style-name="dp2">
          <draw:page-thumbnail draw:style-name="gr37" draw:layer="layout" svg:width="13.968cm" svg:height="10.476cm" svg:x="3.81cm" svg:y="2.123cm" draw:page-number="1" presentation:class="page"/>
          <draw:frame presentation:style-name="pr1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5T22:38:00.118862945</meta:creation-date>
    <dc:date>2015-12-09T12:29:53.595469627</dc:date>
    <meta:editing-duration>PT2H26M8S</meta:editing-duration>
    <meta:editing-cycles>24</meta:editing-cycles>
    <meta:generator>LibreOffice/4.4.3.2$Linux_X86_64 LibreOffice_project/40m0$Build-2</meta:generator>
    <meta:document-statistic meta:object-count="82"/>
  </office:meta>
</office:document-meta>
</file>